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56in"/>
    </style:style>
    <style:style style:name="co2" style:family="table-column">
      <style:table-column-properties fo:break-before="auto" style:column-width="0.600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0992in"/>
    </style:style>
    <style:style style:name="co5" style:family="table-column">
      <style:table-column-properties fo:break-before="auto" style:column-width="0.65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Pad Air Gen1 (iOS 9.2; 2016.2809)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>
            <draw:frame table:end-cell-address="'iPad Air Gen1 (iOS 9.2; 2016.2809)'.J22" table:end-x="0.6858in" table:end-y="0.0839in" draw:z-index="0" draw:style-name="gr1" draw:text-style-name="P1" svg:width="6.2961in" svg:height="3.5354in" svg:x="0.613in" svg:y="0.1047in">
              <draw:object draw:notify-on-update-of-ranges="'iPad Air Gen1 (iOS 9.2; 2016.2809)'.A3:'iPad Air Gen1 (iOS 9.2; 2016.2809)'.A10 'iPad Air Gen1 (iOS 9.2; 2016.2809)'.B3:'iPad Air Gen1 (iOS 9.2; 2016.2809)'.B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1000 x newCircle uncached</text:p>
          </table:table-cell>
          <table:table-cell table:style-name="ce3"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1000 x newCircle cached</text:p>
          </table:table-cell>
          <table:table-cell table:style-name="ce3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1000 x newRect uncached</text:p>
          </table:table-cell>
          <table:table-cell table:style-name="ce3"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1000 x newRect cached</text:p>
          </table:table-cell>
          <table:table-cell table:style-name="ce3"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1000 x newImageRect uncached</text:p>
          </table:table-cell>
          <table:table-cell table:style-name="ce3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1000 x newImageRect cached</text:p>
          </table:table-cell>
          <table:table-cell table:style-name="ce3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1000 x newSprite uncached</text:p>
          </table:table-cell>
          <table:table-cell table:style-name="ce3"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1000 x newSprite cached</text:p>
          </table:table-cell>
          <table:table-cell table:style-name="ce3" office:value-type="float" office:value="52">
            <text:p>52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Caching Improvement</text:p>
          </table:table-cell>
          <table:table-cell table:number-columns-repeated="2"/>
        </table:table-row>
        <table:table-row table:style-name="ro1">
          <table:table-cell office:value-type="string">
            <text:p>newCircle</text:p>
          </table:table-cell>
          <table:table-cell table:style-name="ce4" table:formula="of:=([.B4]-[.B3])/[.B3]" office:value-type="percentage" office:value="0.457142857142857">
            <text:p>46%</text:p>
          </table:table-cell>
          <table:table-cell/>
        </table:table-row>
        <table:table-row table:style-name="ro1">
          <table:table-cell office:value-type="string">
            <text:p>newRect</text:p>
          </table:table-cell>
          <table:table-cell table:style-name="ce4" table:formula="of:=([.B6]-[.B5])/[.B5]" office:value-type="percentage" office:value="0.152173913043478">
            <text:p>15%</text:p>
          </table:table-cell>
          <table:table-cell/>
        </table:table-row>
        <table:table-row table:style-name="ro1">
          <table:table-cell office:value-type="string">
            <text:p>newImageRect</text:p>
          </table:table-cell>
          <table:table-cell table:style-name="ce4" table:formula="of:=([.B8]-[.B7])/[.B7]" office:value-type="percentage" office:value="1.39130434782609">
            <text:p>139%</text:p>
          </table:table-cell>
          <table:table-cell/>
        </table:table-row>
        <table:table-row table:style-name="ro1">
          <table:table-cell office:value-type="string">
            <text:p>newSprite</text:p>
          </table:table-cell>
          <table:table-cell table:style-name="ce4" table:formula="of:=([.B10]-[.B9])/[.B9]" office:value-type="percentage" office:value="0.575757575757576">
            <text:p>58%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>
            <draw:frame table:end-cell-address="'iPad Air Gen1 (iOS 9.2; 2016.2809)'.J43" table:end-x="0.6642in" table:end-y="0.0732in" draw:z-index="1" draw:style-name="gr1" draw:text-style-name="P1" svg:width="6.2965in" svg:height="3.5354in" svg:x="0.5909in" svg:y="0.0941in">
              <draw:object draw:notify-on-update-of-ranges="'iPad Air Gen1 (iOS 9.2; 2016.2809)'.A13:'iPad Air Gen1 (iOS 9.2; 2016.2809)'.A16 'iPad Air Gen1 (iOS 9.2; 2016.2809)'.B13:'iPad Air Gen1 (iOS 9.2; 2016.2809)'.B16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</table:table>
      <table:table table:name="iPad 2 Gen 2" table:style-name="ta1" table:print="false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>
            <text:p>400 x newCircle uncached</text:p>
          </table:table-cell>
          <table:table-cell table:style-name="ce3" office:value-type="float" office:value="29">
            <text:p>29</text:p>
          </table:table-cell>
          <table:table-cell>
            <draw:frame table:end-cell-address="'iPad 2 Gen 2'.J24" table:end-x="0.4925in" table:end-y="0.0106in" draw:z-index="0" draw:style-name="gr1" draw:text-style-name="P1" svg:width="6.3067in" svg:height="3.535in" svg:x="0.4091in" svg:y="0.0319in">
              <draw:object draw:notify-on-update-of-ranges="'iPad 2 Gen 2'.A4:'iPad 2 Gen 2'.A11 'iPad 2 Gen 2'.B4:'iPad 2 Gen 2'.B1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style-name="ce1" office:value-type="string">
            <text:p>400 x newCircle cached</text:p>
          </table:table-cell>
          <table:table-cell table:style-name="ce3" office:value-type="float" office:value="39">
            <text:p>39</text:p>
          </table:table-cell>
          <table:table-cell/>
        </table:table-row>
        <table:table-row table:style-name="ro1">
          <table:table-cell table:style-name="ce1" office:value-type="string">
            <text:p>400 x newRect uncached</text:p>
          </table:table-cell>
          <table:table-cell table:style-name="ce3" office:value-type="float" office:value="39">
            <text:p>39</text:p>
          </table:table-cell>
          <table:table-cell/>
        </table:table-row>
        <table:table-row table:style-name="ro1">
          <table:table-cell table:style-name="ce1" office:value-type="string">
            <text:p>400 x newRect cached</text:p>
          </table:table-cell>
          <table:table-cell table:style-name="ce3" office:value-type="float" office:value="44">
            <text:p>44</text:p>
          </table:table-cell>
          <table:table-cell/>
        </table:table-row>
        <table:table-row table:style-name="ro1">
          <table:table-cell table:style-name="ce1" office:value-type="string">
            <text:p>400 x newImageRect uncached</text:p>
          </table:table-cell>
          <table:table-cell table:style-name="ce3" office:value-type="float" office:value="19">
            <text:p>19</text:p>
          </table:table-cell>
          <table:table-cell/>
        </table:table-row>
        <table:table-row table:style-name="ro1">
          <table:table-cell table:style-name="ce1" office:value-type="string">
            <text:p>400 x newImageRect cached</text:p>
          </table:table-cell>
          <table:table-cell table:style-name="ce3" office:value-type="float" office:value="44">
            <text:p>44</text:p>
          </table:table-cell>
          <table:table-cell/>
        </table:table-row>
        <table:table-row table:style-name="ro1">
          <table:table-cell table:style-name="ce1" office:value-type="string">
            <text:p>400 x newSprite uncached</text:p>
          </table:table-cell>
          <table:table-cell table:style-name="ce3" office:value-type="float" office:value="32">
            <text:p>32</text:p>
          </table:table-cell>
          <table:table-cell/>
        </table:table-row>
        <table:table-row table:style-name="ro1">
          <table:table-cell table:style-name="ce1" office:value-type="string">
            <text:p>400 x newSprite cached</text:p>
          </table:table-cell>
          <table:table-cell table:style-name="ce3" office:value-type="float" office:value="42">
            <text:p>4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Caching Improvement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ewCircle</text:p>
          </table:table-cell>
          <table:table-cell table:style-name="ce4" table:formula="of:=([.B5]-[.B4])/[.B4]" office:value-type="percentage" office:value="0.344827586206897">
            <text:p>34%</text:p>
          </table:table-cell>
          <table:table-cell/>
        </table:table-row>
        <table:table-row table:style-name="ro1">
          <table:table-cell table:style-name="ce1" office:value-type="string">
            <text:p>newRect</text:p>
          </table:table-cell>
          <table:table-cell table:style-name="ce4" table:formula="of:=([.B7]-[.B6])/[.B6]" office:value-type="percentage" office:value="0.128205128205128">
            <text:p>13%</text:p>
          </table:table-cell>
          <table:table-cell/>
        </table:table-row>
        <table:table-row table:style-name="ro1">
          <table:table-cell table:style-name="ce1" office:value-type="string">
            <text:p>newImageRect</text:p>
          </table:table-cell>
          <table:table-cell table:style-name="ce4" table:formula="of:=([.B9]-[.B8])/[.B8]" office:value-type="percentage" office:value="1.31578947368421">
            <text:p>132%</text:p>
          </table:table-cell>
          <table:table-cell/>
        </table:table-row>
        <table:table-row table:style-name="ro1">
          <table:table-cell table:style-name="ce1" office:value-type="string">
            <text:p>newSprite</text:p>
          </table:table-cell>
          <table:table-cell table:style-name="ce4" table:formula="of:=([.B11]-[.B10])/[.B10]" office:value-type="percentage" office:value="0.3125">
            <text:p>31%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'iPad 2 Gen 2'.J45" table:end-x="0.4142in" table:end-y="0.0732in" draw:z-index="1" draw:style-name="gr1" draw:text-style-name="P1" svg:width="6.3059in" svg:height="3.535in" svg:x="0.3315in" svg:y="0.0941in">
              <draw:object draw:notify-on-update-of-ranges="'iPad 2 Gen 2'.A14:'iPad 2 Gen 2'.A17 'iPad 2 Gen 2'.B14:'iPad 2 Gen 2'.B17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</table:table>
      <table:table table:name="iPad 3" table:style-name="ta1" table:print="false">
        <table:table-column table:style-name="co4" table:default-cell-style-name="ce1"/>
        <table:table-column table:style-name="co3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>
            <draw:frame table:end-cell-address="'iPad 3'.J22" table:end-x="0.602in" table:end-y="0.115in" draw:z-index="0" draw:style-name="gr1" draw:text-style-name="P1" svg:width="6.3067in" svg:height="3.535in" svg:x="0.5185in" svg:y="0.1362in">
              <draw:object draw:notify-on-update-of-ranges="'iPad 3'.A3:'iPad 3'.A10 'iPad 3'.B3:'iPad 3'.B1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1000 x newCircle uncached</text:p>
          </table:table-cell>
          <table:table-cell table:style-name="ce3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1000 x newCircle cached</text:p>
          </table:table-cell>
          <table:table-cell table:style-name="ce3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700 x newCircle uncached</text:p>
          </table:table-cell>
          <table:table-cell table:style-name="ce3"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700 x newCircle cached</text:p>
          </table:table-cell>
          <table:table-cell table:style-name="ce3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300 x newCircle uncached</text:p>
          </table:table-cell>
          <table:table-cell table:style-name="ce3"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300 x newCircle cached</text:p>
          </table:table-cell>
          <table:table-cell table:style-name="ce3"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200 x newCircle uncached</text:p>
          </table:table-cell>
          <table:table-cell table:style-name="ce3"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200 x newCircle cached</text:p>
          </table:table-cell>
          <table:table-cell table:style-name="ce3" office:value-type="float" office:value="60">
            <text:p>60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Caching Improvement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table:style-name="ce4" table:formula="of:=([.B4]-[.B3])/[.B3]" office:value-type="percentage" office:value="0.333333333333333">
            <text:p>33%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table:style-name="ce4" table:formula="of:=([.B6]-[.B5])/[.B5]" office:value-type="percentage" office:value="0.352941176470588">
            <text:p>35%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style-name="ce4" table:formula="of:=([.B8]-[.B7])/[.B7]" office:value-type="percentage" office:value="0.277777777777778">
            <text:p>28%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style-name="ce4" table:formula="of:=([.B10]-[.B9])/[.B9]" office:value-type="percentage" office:value="0.224489795918367">
            <text:p>22%</text:p>
          </table:table-cell>
          <table:table-cell/>
        </table:table-row>
        <table:table-row table:style-name="ro1" table:number-rows-repeated="6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>
            <draw:frame table:end-cell-address="'iPad 3'.J43" table:end-x="0.5461in" table:end-y="0.0835in" draw:z-index="1" draw:style-name="gr1" draw:text-style-name="P1" svg:width="6.3059in" svg:height="3.535in" svg:x="0.4634in" svg:y="0.1047in">
              <draw:object draw:notify-on-update-of-ranges="'iPad 3'.A13:'iPad 3'.A16 'iPad 3'.B13:'iPad 3'.B1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</table:table>
      <table:table table:name="Samsung Galaxy Tab 4 (Lollipop; 2016.2809)" table:style-name="ta1" table:print="false">
        <table:table-column table:style-name="co1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'Samsung Galaxy Tab 4 (Lollipop; 2016.2809)'.J22" table:end-x="0.263in" table:end-y="0.0839in" draw:z-index="0" draw:style-name="gr1" draw:text-style-name="P1" svg:width="6.3067in" svg:height="3.535in" svg:x="0.1795in" svg:y="0.1051in">
              <draw:object draw:notify-on-update-of-ranges="'Samsung Galaxy Tab 4 (Lollipop; 2016.2809)'.A3:'Samsung Galaxy Tab 4 (Lollipop; 2016.2809)'.A10 'Samsung Galaxy Tab 4 (Lollipop; 2016.2809)'.B3:'Samsung Galaxy Tab 4 (Lollipop; 2016.2809)'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string">
            <text:p>500 x newCircle uncached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style-name="ce1" office:value-type="string">
            <text:p>500 x newCircle cached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style-name="ce1" office:value-type="string">
            <text:p>500 x newRect uncached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style-name="ce1" office:value-type="string">
            <text:p>500 x newRect cached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table:style-name="ce1" office:value-type="string">
            <text:p>500 x newImageRect uncached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table:style-name="ce1" office:value-type="string">
            <text:p>500 x newImageRect cached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table:style-name="ce1" office:value-type="string">
            <text:p>500 x newSprite uncached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style-name="ce1" office:value-type="string">
            <text:p>500 x newSprite cached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Caching Improvement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newCircle</text:p>
          </table:table-cell>
          <table:table-cell table:style-name="ce4" table:formula="of:=([.B4]-[.B3])/[.B3]" office:value-type="percentage" office:value="0.24">
            <text:p>24%</text:p>
          </table:table-cell>
          <table:table-cell/>
        </table:table-row>
        <table:table-row table:style-name="ro1">
          <table:table-cell table:style-name="ce1" office:value-type="string">
            <text:p>newRect</text:p>
          </table:table-cell>
          <table:table-cell table:style-name="ce4" table:formula="of:=([.B6]-[.B5])/[.B5]" office:value-type="percentage" office:value="0.0645161290322581">
            <text:p>6%</text:p>
          </table:table-cell>
          <table:table-cell/>
        </table:table-row>
        <table:table-row table:style-name="ro1">
          <table:table-cell table:style-name="ce1" office:value-type="string">
            <text:p>newImageRect</text:p>
          </table:table-cell>
          <table:table-cell table:style-name="ce4" table:formula="of:=([.B8]-[.B7])/[.B7]" office:value-type="percentage" office:value="0.736842105263158">
            <text:p>74%</text:p>
          </table:table-cell>
          <table:table-cell/>
        </table:table-row>
        <table:table-row table:style-name="ro1">
          <table:table-cell table:style-name="ce1" office:value-type="string">
            <text:p>newSprite</text:p>
          </table:table-cell>
          <table:table-cell table:style-name="ce4" table:formula="of:=([.B10]-[.B9])/[.B9]" office:value-type="percentage" office:value="0.192307692307692">
            <text:p>19%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'Samsung Galaxy Tab 4 (Lollipop; 2016.2809)'.J43" table:end-x="0.239in" table:end-y="0.0315in" draw:z-index="1" draw:style-name="gr1" draw:text-style-name="P1" svg:width="6.3055in" svg:height="3.5354in" svg:x="0.1567in" svg:y="0.0524in">
              <draw:object draw:notify-on-update-of-ranges="'Samsung Galaxy Tab 4 (Lollipop; 2016.2809)'.A13:'Samsung Galaxy Tab 4 (Lollipop; 2016.2809)'.A16 'Samsung Galaxy Tab 4 (Lollipop; 2016.2809)'.B13:'Samsung Galaxy Tab 4 (Lollipop; 2016.2809)'.B16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TC 600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>
            <text:p>400 x newCircle uncached</text:p>
          </table:table-cell>
          <table:table-cell table:style-name="ce3" office:value-type="float" office:value="27">
            <text:p>27</text:p>
          </table:table-cell>
          <table:table-cell>
            <draw:frame table:end-cell-address="'HTC 600'.J26" table:end-x="0.6256in" table:end-y="0.0315in" draw:z-index="0" draw:style-name="gr1" draw:text-style-name="P1" svg:width="6.3in" svg:height="3.5457in" svg:x="0.5488in" svg:y="0.0417in">
              <draw:object draw:notify-on-update-of-ranges="'HTC 600'.A6:'HTC 600'.A13 'HTC 600'.B6:'HTC 600'.B1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style-name="ce1" office:value-type="string">
            <text:p>400 x newCircle cached</text:p>
          </table:table-cell>
          <table:table-cell table:style-name="ce3" office:value-type="float" office:value="29">
            <text:p>29</text:p>
          </table:table-cell>
          <table:table-cell/>
        </table:table-row>
        <table:table-row table:style-name="ro1">
          <table:table-cell table:style-name="ce1" office:value-type="string">
            <text:p>400 x newRect uncached</text:p>
          </table:table-cell>
          <table:table-cell table:style-name="ce3" office:value-type="float" office:value="26">
            <text:p>26</text:p>
          </table:table-cell>
          <table:table-cell/>
        </table:table-row>
        <table:table-row table:style-name="ro1">
          <table:table-cell table:style-name="ce1" office:value-type="string">
            <text:p>400 x newRect cached</text:p>
          </table:table-cell>
          <table:table-cell table:style-name="ce3" office:value-type="float" office:value="34">
            <text:p>34</text:p>
          </table:table-cell>
          <table:table-cell/>
        </table:table-row>
        <table:table-row table:style-name="ro1">
          <table:table-cell table:style-name="ce1" office:value-type="string">
            <text:p>400 x newImageRect uncached</text:p>
          </table:table-cell>
          <table:table-cell table:style-name="ce3" office:value-type="float" office:value="26">
            <text:p>26</text:p>
          </table:table-cell>
          <table:table-cell/>
        </table:table-row>
        <table:table-row table:style-name="ro1">
          <table:table-cell table:style-name="ce1" office:value-type="string">
            <text:p>400 x newImageRect cached</text:p>
          </table:table-cell>
          <table:table-cell table:style-name="ce3" office:value-type="float" office:value="34">
            <text:p>34</text:p>
          </table:table-cell>
          <table:table-cell/>
        </table:table-row>
        <table:table-row table:style-name="ro1">
          <table:table-cell table:style-name="ce1" office:value-type="string">
            <text:p>400 x newSprite uncached</text:p>
          </table:table-cell>
          <table:table-cell table:style-name="ce3" office:value-type="float" office:value="29">
            <text:p>29</text:p>
          </table:table-cell>
          <table:table-cell/>
        </table:table-row>
        <table:table-row table:style-name="ro1">
          <table:table-cell table:style-name="ce1" office:value-type="string">
            <text:p>400 x newSprite cached</text:p>
          </table:table-cell>
          <table:table-cell table:style-name="ce3" office:value-type="float" office:value="33">
            <text:p>3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Caching Improvement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ewCircle</text:p>
          </table:table-cell>
          <table:table-cell table:style-name="ce4" table:formula="of:=([.B7]-[.B6])/[.B6]" office:value-type="percentage" office:value="0.0740740740740741">
            <text:p>7%</text:p>
          </table:table-cell>
          <table:table-cell/>
        </table:table-row>
        <table:table-row table:style-name="ro1">
          <table:table-cell table:style-name="ce1" office:value-type="string">
            <text:p>newRect</text:p>
          </table:table-cell>
          <table:table-cell table:style-name="ce4" table:formula="of:=([.B9]-[.B8])/[.B8]" office:value-type="percentage" office:value="0.307692307692308">
            <text:p>31%</text:p>
          </table:table-cell>
          <table:table-cell/>
        </table:table-row>
        <table:table-row table:style-name="ro1">
          <table:table-cell table:style-name="ce1" office:value-type="string">
            <text:p>newImageRect</text:p>
          </table:table-cell>
          <table:table-cell table:style-name="ce4" table:formula="of:=([.B11]-[.B10])/[.B10]" office:value-type="percentage" office:value="0.307692307692308">
            <text:p>31%</text:p>
          </table:table-cell>
          <table:table-cell/>
        </table:table-row>
        <table:table-row table:style-name="ro1">
          <table:table-cell table:style-name="ce1" office:value-type="string">
            <text:p>newSprite</text:p>
          </table:table-cell>
          <table:table-cell table:style-name="ce4" table:formula="of:=([.B13]-[.B12])/[.B12]" office:value-type="percentage" office:value="0.137931034482759">
            <text:p>14%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'HTC 600'.J47" table:end-x="0.6091in" table:end-y="0.0839in" draw:z-index="1" draw:style-name="gr1" draw:text-style-name="P1" svg:width="6.2965in" svg:height="3.5354in" svg:x="0.5358in" svg:y="0.1043in">
              <draw:object draw:notify-on-update-of-ranges="'HTC 600'.A16:'HTC 600'.A19 'HTC 600'.B16:'HTC 600'.B19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2/01/2016</text:date>, <text:time>13:2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M45S</meta:editing-duration>
    <meta:editing-cycles>5</meta:editing-cycles>
    <meta:generator>OpenOffice/4.1.1$Win32 OpenOffice.org_project/411m6$Build-9775</meta:generator>
    <dc:date>2016-02-01T13:22:12.60</dc:date>
    <dc:creator>Ed Maurina</dc:creator>
    <meta:document-statistic meta:table-count="5" meta:cell-count="125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8.98cm" xlink:href=".." xlink:type="simple" chart:class="chart:bar" chart:style-name="ch1">
        <chart:plot-area chart:style-name="ch2" table:cell-range-address="'Samsung Galaxy Tab 4 (Lollipop; 2016.2809)'.A3:'Samsung Galaxy Tab 4 (Lollipop; 2016.2809)'.B10" chart:data-source-has-labels="column" svg:x="0.77cm" svg:y="0.851cm" svg:width="14.61cm" svg:height="7.53cm">
          <chartooo:coordinate-region svg:x="5.81cm" svg:y="0.851cm" svg:width="9.383cm" svg:height="6.857cm"/>
          <chart:axis chart:dimension="x" chart:name="primary-x" chart:style-name="ch3" chartooo:axis-type="auto">
            <chartooo:date-scale/>
            <chart:categories table:cell-range-address="'Samsung Galaxy Tab 4 (Lollipop; 2016.2809)'.A3:'Samsung Galaxy Tab 4 (Lollipop; 2016.2809)'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amsung Galaxy Tab 4 (Lollipop; 2016.2809)'.B3:'Samsung Galaxy Tab 4 (Lollipop; 2016.2809)'.B10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500 x newCircle uncached</text:p>
                <draw:g>
                  <svg:desc>'Samsung Galaxy Tab 4 (Lollipop; 2016.2809)'.A3:'Samsung Galaxy Tab 4 (Lollipop; 2016.2809)'.A10</svg:desc>
                </draw:g>
              </table:table-cell>
              <table:table-cell office:value-type="float" office:value="25">
                <text:p>25</text:p>
                <draw:g>
                  <svg:desc>'Samsung Galaxy Tab 4 (Lollipop; 2016.2809)'.B3:'Samsung Galaxy Tab 4 (Lollipop; 2016.2809)'.B10</svg:desc>
                </draw:g>
              </table:table-cell>
            </table:table-row>
            <table:table-row>
              <table:table-cell office:value-type="string">
                <text:p>500 x newCircle cached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0 x newRect uncached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0 x newRect cached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0 x newImageRect uncached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0 x newImageRect cached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0 x newSprite uncached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0 x newSprite cached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8.981cm" xlink:href=".." xlink:type="simple" chart:class="chart:bar" chart:style-name="ch1">
        <chart:plot-area chart:style-name="ch2" table:cell-range-address="'iPad Air Gen1 (iOS 9.2; 2016.2809)'.A13:'iPad Air Gen1 (iOS 9.2; 2016.2809)'.B16" chart:data-source-has-labels="column" svg:x="0.769cm" svg:y="0.851cm" svg:width="14.587cm" svg:height="7.531cm">
          <chartooo:coordinate-region svg:x="1.893cm" svg:y="1.063cm" svg:width="13.463cm" svg:height="6.646cm"/>
          <chart:axis chart:dimension="x" chart:name="primary-x" chart:style-name="ch3" chartooo:axis-type="auto">
            <chartooo:date-scale/>
            <chart:categories table:cell-range-address="'iPad Air Gen1 (iOS 9.2; 2016.2809)'.A13:'iPad Air Gen1 (iOS 9.2; 2016.2809)'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Pad Air Gen1 (iOS 9.2; 2016.2809)'.B13:'iPad Air Gen1 (iOS 9.2; 2016.2809)'.B16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ewCircle</text:p>
                <draw:g>
                  <svg:desc>'iPad Air Gen1 (iOS 9.2; 2016.2809)'.A13:'iPad Air Gen1 (iOS 9.2; 2016.2809)'.A16</svg:desc>
                </draw:g>
              </table:table-cell>
              <table:table-cell office:value-type="float" office:value="0.457142857142857">
                <text:p>0.457142857142857</text:p>
                <draw:g>
                  <svg:desc>'iPad Air Gen1 (iOS 9.2; 2016.2809)'.B13:'iPad Air Gen1 (iOS 9.2; 2016.2809)'.B16</svg:desc>
                </draw:g>
              </table:table-cell>
            </table:table-row>
            <table:table-row>
              <table:table-cell office:value-type="string">
                <text:p>newRect</text:p>
              </table:table-cell>
              <table:table-cell office:value-type="float" office:value="0.152173913043478">
                <text:p>0.152173913043478</text:p>
              </table:table-cell>
            </table:table-row>
            <table:table-row>
              <table:table-cell office:value-type="string">
                <text:p>newImageRect</text:p>
              </table:table-cell>
              <table:table-cell office:value-type="float" office:value="1.39130434782609">
                <text:p>1.39130434782609</text:p>
              </table:table-cell>
            </table:table-row>
            <table:table-row>
              <table:table-cell office:value-type="string">
                <text:p>newSprite</text:p>
              </table:table-cell>
              <table:table-cell office:value-type="float" office:value="0.575757575757576">
                <text:p>0.57575757575757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8.981cm" xlink:href=".." xlink:type="simple" chart:class="chart:bar" chart:style-name="ch1">
        <chart:plot-area chart:style-name="ch2" table:cell-range-address="'iPad Air Gen1 (iOS 9.2; 2016.2809)'.A3:'iPad Air Gen1 (iOS 9.2; 2016.2809)'.B10" chart:data-source-has-labels="column" svg:x="0.769cm" svg:y="0.851cm" svg:width="14.586cm" svg:height="7.531cm">
          <chartooo:coordinate-region svg:x="5.994cm" svg:y="0.851cm" svg:width="9.175cm" svg:height="6.858cm"/>
          <chart:axis chart:dimension="x" chart:name="primary-x" chart:style-name="ch3" chartooo:axis-type="auto">
            <chartooo:date-scale/>
            <chart:categories table:cell-range-address="'iPad Air Gen1 (iOS 9.2; 2016.2809)'.A3:'iPad Air Gen1 (iOS 9.2; 2016.2809)'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Pad Air Gen1 (iOS 9.2; 2016.2809)'.B3:'iPad Air Gen1 (iOS 9.2; 2016.2809)'.B10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000 x newCircle uncached</text:p>
                <draw:g>
                  <svg:desc>'iPad Air Gen1 (iOS 9.2; 2016.2809)'.A3:'iPad Air Gen1 (iOS 9.2; 2016.2809)'.A10</svg:desc>
                </draw:g>
              </table:table-cell>
              <table:table-cell office:value-type="float" office:value="35">
                <text:p>35</text:p>
                <draw:g>
                  <svg:desc>'iPad Air Gen1 (iOS 9.2; 2016.2809)'.B3:'iPad Air Gen1 (iOS 9.2; 2016.2809)'.B10</svg:desc>
                </draw:g>
              </table:table-cell>
            </table:table-row>
            <table:table-row>
              <table:table-cell office:value-type="string">
                <text:p>1000 x newCircle cached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00 x newRect uncached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00 x newRect cached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00 x newImageRect uncached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0 x newImageRect cached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0 x newSprite uncached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00 x newSprite cached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8.98cm" xlink:href=".." xlink:type="simple" chart:class="chart:bar" chart:style-name="ch1">
        <chart:plot-area chart:style-name="ch2" table:cell-range-address="'iPad 3'.A3:'iPad 3'.B10" chart:data-source-has-labels="column" svg:x="0.77cm" svg:y="0.851cm" svg:width="14.61cm" svg:height="7.53cm">
          <chartooo:coordinate-region svg:x="5.228cm" svg:y="0.851cm" svg:width="9.965cm" svg:height="6.857cm"/>
          <chart:axis chart:dimension="x" chart:name="primary-x" chart:style-name="ch3" chartooo:axis-type="auto">
            <chartooo:date-scale/>
            <chart:categories table:cell-range-address="'iPad 3'.A3:'iPad 3'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Pad 3'.B3:'iPad 3'.B10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000 x newCircle uncached</text:p>
                <draw:g>
                  <svg:desc>'iPad 3'.A3:'iPad 3'.A10</svg:desc>
                </draw:g>
              </table:table-cell>
              <table:table-cell office:value-type="float" office:value="12">
                <text:p>12</text:p>
                <draw:g>
                  <svg:desc>'iPad 3'.B3:'iPad 3'.B10</svg:desc>
                </draw:g>
              </table:table-cell>
            </table:table-row>
            <table:table-row>
              <table:table-cell office:value-type="string">
                <text:p>1000 x newCircle cached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0 x newCircle uncached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0 x newCircle cached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0 x newCircle uncached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0 x newCircle cached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 x newCircle uncached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0 x newCircle cached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8.98cm" xlink:href=".." xlink:type="simple" chart:class="chart:bar" chart:style-name="ch1">
        <chart:plot-area chart:style-name="ch2" table:cell-range-address="'iPad 2 Gen 2'.A4:'iPad 2 Gen 2'.B11" chart:data-source-has-labels="column" svg:x="0.77cm" svg:y="0.851cm" svg:width="14.61cm" svg:height="7.53cm">
          <chartooo:coordinate-region svg:x="5.81cm" svg:y="0.851cm" svg:width="9.383cm" svg:height="6.857cm"/>
          <chart:axis chart:dimension="x" chart:name="primary-x" chart:style-name="ch3" chartooo:axis-type="auto">
            <chartooo:date-scale/>
            <chart:categories table:cell-range-address="'iPad 2 Gen 2'.A4:'iPad 2 Gen 2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Pad 2 Gen 2'.B4:'iPad 2 Gen 2'.B11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400 x newCircle uncached</text:p>
                <draw:g>
                  <svg:desc>'iPad 2 Gen 2'.A4:'iPad 2 Gen 2'.A11</svg:desc>
                </draw:g>
              </table:table-cell>
              <table:table-cell office:value-type="float" office:value="29">
                <text:p>29</text:p>
                <draw:g>
                  <svg:desc>'iPad 2 Gen 2'.B4:'iPad 2 Gen 2'.B11</svg:desc>
                </draw:g>
              </table:table-cell>
            </table:table-row>
            <table:table-row>
              <table:table-cell office:value-type="string">
                <text:p>400 x newCircle cached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0 x newRect uncached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0 x newRect cached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0 x newImageRect uncached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0 x newImageRect cached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0 x newSprite uncached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0 x newSprite cached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plot-area chart:style-name="ch2" table:cell-range-address="'HTC 600'.A6:'HTC 600'.B13" chart:data-source-has-labels="column" svg:x="0.77cm" svg:y="0.855cm" svg:width="14.593cm" svg:height="7.552cm">
          <chartooo:coordinate-region svg:x="5.81cm" svg:y="0.855cm" svg:width="9.366cm" svg:height="6.879cm"/>
          <chart:axis chart:dimension="x" chart:name="primary-x" chart:style-name="ch3" chartooo:axis-type="auto">
            <chartooo:date-scale/>
            <chart:categories table:cell-range-address="'HTC 600'.A6:'HTC 600'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TC 600'.B6:'HTC 600'.B13" chart:class="chart:b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400 x newCircle uncached</text:p>
                <draw:g>
                  <svg:desc>'HTC 600'.A6:'HTC 600'.A13</svg:desc>
                </draw:g>
              </table:table-cell>
              <table:table-cell office:value-type="float" office:value="27">
                <text:p>27</text:p>
                <draw:g>
                  <svg:desc>'HTC 600'.B6:'HTC 600'.B13</svg:desc>
                </draw:g>
              </table:table-cell>
            </table:table-row>
            <table:table-row>
              <table:table-cell office:value-type="string">
                <text:p>400 x newCircle cached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0 x newRect uncached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0 x newRect cached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0 x newImageRect uncached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0 x newImageRect cached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0 x newSprite uncached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0 x newSprite cached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8.981cm" xlink:href=".." xlink:type="simple" chart:class="chart:bar" chart:style-name="ch1">
        <chart:plot-area chart:style-name="ch2" table:cell-range-address="'HTC 600'.A16:'HTC 600'.B19" chart:data-source-has-labels="column" svg:x="0.769cm" svg:y="0.851cm" svg:width="14.587cm" svg:height="7.531cm">
          <chartooo:coordinate-region svg:x="1.708cm" svg:y="1.063cm" svg:width="13.648cm" svg:height="6.646cm"/>
          <chart:axis chart:dimension="x" chart:name="primary-x" chart:style-name="ch3" chartooo:axis-type="auto">
            <chartooo:date-scale/>
            <chart:categories table:cell-range-address="'HTC 600'.A16:'HTC 600'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TC 600'.B16:'HTC 600'.B19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ewCircle</text:p>
                <draw:g>
                  <svg:desc>'HTC 600'.A16:'HTC 600'.A19</svg:desc>
                </draw:g>
              </table:table-cell>
              <table:table-cell office:value-type="float" office:value="0.0740740740740741">
                <text:p>0.0740740740740741</text:p>
                <draw:g>
                  <svg:desc>'HTC 600'.B16:'HTC 600'.B19</svg:desc>
                </draw:g>
              </table:table-cell>
            </table:table-row>
            <table:table-row>
              <table:table-cell office:value-type="string">
                <text:p>newRect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newImageRect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newSprite</text:p>
              </table:table-cell>
              <table:table-cell office:value-type="float" office:value="0.137931034482759">
                <text:p>0.1379310344827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8cm" svg:height="8.98cm" xlink:href=".." xlink:type="simple" chart:class="chart:bar" chart:style-name="ch1">
        <chart:plot-area chart:style-name="ch2" table:cell-range-address="'iPad 2 Gen 2'.A14:'iPad 2 Gen 2'.B17" chart:data-source-has-labels="column" svg:x="0.77cm" svg:y="0.851cm" svg:width="14.608cm" svg:height="7.53cm">
          <chartooo:coordinate-region svg:x="1.894cm" svg:y="1.063cm" svg:width="13.484cm" svg:height="6.645cm"/>
          <chart:axis chart:dimension="x" chart:name="primary-x" chart:style-name="ch3" chartooo:axis-type="auto">
            <chartooo:date-scale/>
            <chart:categories table:cell-range-address="'iPad 2 Gen 2'.A14:'iPad 2 Gen 2'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Pad 2 Gen 2'.B14:'iPad 2 Gen 2'.B17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ewCircle</text:p>
                <draw:g>
                  <svg:desc>'iPad 2 Gen 2'.A14:'iPad 2 Gen 2'.A17</svg:desc>
                </draw:g>
              </table:table-cell>
              <table:table-cell office:value-type="float" office:value="0.344827586206897">
                <text:p>0.344827586206897</text:p>
                <draw:g>
                  <svg:desc>'iPad 2 Gen 2'.B14:'iPad 2 Gen 2'.B17</svg:desc>
                </draw:g>
              </table:table-cell>
            </table:table-row>
            <table:table-row>
              <table:table-cell office:value-type="string">
                <text:p>newRect</text:p>
              </table:table-cell>
              <table:table-cell office:value-type="float" office:value="0.128205128205128">
                <text:p>0.128205128205128</text:p>
              </table:table-cell>
            </table:table-row>
            <table:table-row>
              <table:table-cell office:value-type="string">
                <text:p>newImageRect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newSprite</text:p>
              </table:table-cell>
              <table:table-cell office:value-type="float" office:value="0.3125">
                <text:p>0.31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8cm" svg:height="8.98cm" xlink:href=".." xlink:type="simple" chart:class="chart:bar" chart:style-name="ch1">
        <chart:plot-area chart:style-name="ch2" table:cell-range-address="'iPad 3'.A13:'iPad 3'.B16" chart:data-source-has-labels="column" svg:x="0.77cm" svg:y="0.851cm" svg:width="14.608cm" svg:height="7.53cm">
          <chartooo:coordinate-region svg:x="1.709cm" svg:y="1.063cm" svg:width="13.669cm" svg:height="6.645cm"/>
          <chart:axis chart:dimension="x" chart:name="primary-x" chart:style-name="ch3" chartooo:axis-type="auto">
            <chartooo:date-scale/>
            <chart:categories table:cell-range-address="'iPad 3'.A13:'iPad 3'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Pad 3'.B13:'iPad 3'.B16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iPad 3'.A13:'iPad 3'.A16</svg:desc>
                </draw:g>
              </table:table-cell>
              <table:table-cell office:value-type="float" office:value="0.333333333333333">
                <text:p>0.333333333333333</text:p>
                <draw:g>
                  <svg:desc>'iPad 3'.B13:'iPad 3'.B16</svg:desc>
                </draw:g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24489795918367">
                <text:p>0.2244897959183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7cm" svg:height="8.981cm" xlink:href=".." xlink:type="simple" chart:class="chart:bar" chart:style-name="ch1">
        <chart:plot-area chart:style-name="ch2" table:cell-range-address="'Samsung Galaxy Tab 4 (Lollipop; 2016.2809)'.A13:'Samsung Galaxy Tab 4 (Lollipop; 2016.2809)'.B16" chart:data-source-has-labels="column" svg:x="0.77cm" svg:y="0.851cm" svg:width="14.607cm" svg:height="7.531cm">
          <chartooo:coordinate-region svg:x="1.709cm" svg:y="1.063cm" svg:width="13.668cm" svg:height="6.646cm"/>
          <chart:axis chart:dimension="x" chart:name="primary-x" chart:style-name="ch3" chartooo:axis-type="auto">
            <chartooo:date-scale/>
            <chart:categories table:cell-range-address="'Samsung Galaxy Tab 4 (Lollipop; 2016.2809)'.A13:'Samsung Galaxy Tab 4 (Lollipop; 2016.2809)'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amsung Galaxy Tab 4 (Lollipop; 2016.2809)'.B13:'Samsung Galaxy Tab 4 (Lollipop; 2016.2809)'.B16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ewCircle</text:p>
                <draw:g>
                  <svg:desc>'Samsung Galaxy Tab 4 (Lollipop; 2016.2809)'.A13:'Samsung Galaxy Tab 4 (Lollipop; 2016.2809)'.A16</svg:desc>
                </draw:g>
              </table:table-cell>
              <table:table-cell office:value-type="float" office:value="0.24">
                <text:p>0.24</text:p>
                <draw:g>
                  <svg:desc>'Samsung Galaxy Tab 4 (Lollipop; 2016.2809)'.B13:'Samsung Galaxy Tab 4 (Lollipop; 2016.2809)'.B16</svg:desc>
                </draw:g>
              </table:table-cell>
            </table:table-row>
            <table:table-row>
              <table:table-cell office:value-type="string">
                <text:p>newRect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string">
                <text:p>newImageRect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string">
                <text:p>newSprite</text:p>
              </table:table-cell>
              <table:table-cell office:value-type="float" office:value="0.192307692307692">
                <text:p>0.1923076923076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